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300000083655E0B751B705E1D.png" manifest:media-type="image/png"/>
  <manifest:file-entry manifest:full-path="Pictures/1000000000000179000000820D5FE0B53D324FCF.png" manifest:media-type="image/png"/>
  <manifest:file-entry manifest:full-path="Pictures/100000000000024D000000DDE2730B3A77BC7034.png" manifest:media-type="image/png"/>
  <manifest:file-entry manifest:full-path="Pictures/10000000000002A7000002B6DF18DC082036D2EF.png" manifest:media-type="image/png"/>
  <manifest:file-entry manifest:full-path="Pictures/100002010000060F000004AEB41E2889BC1CBEEC.png" manifest:media-type="image/png"/>
  <manifest:file-entry manifest:full-path="Pictures/10000000000000C8000000C8E138DAF5846D21B7.png" manifest:media-type="image/png"/>
  <manifest:file-entry manifest:full-path="Pictures/1000000000000193000000AAD35083032A5F5266.png" manifest:media-type="image/png"/>
  <manifest:file-entry manifest:full-path="Pictures/10000000000006A2000006A035F7BAA08B75648A.jpg" manifest:media-type="image/jpeg"/>
  <manifest:file-entry manifest:full-path="Pictures/10000000000000A100000045018D1164D1A66CBC.png" manifest:media-type="image/pn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A100000045EBBA0333419091BD.png" manifest:media-type="image/png"/>
  <manifest:file-entry manifest:full-path="Pictures/100000000000002000000020B2FF2A327EABC87D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</text:span><text:span text:style-name="T1">l: </text:span><text:span text:style-name="T1">Electr</text:span><text:span text:style-name="T1">ónica </text:span><text:span text:style-name="T1">digital </text:span><text:span text:style-name="T1">para </text:span><text:span text:style-name="T2">maker</text:span><text:span text:style-name="T2">s</text:span><text:span text:style-name="T1"> con </text:span><text:span text:style-name="T1">FPGAs </text:span><text:span text:style-name="T1">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</text:span><text:span text:style-name="T3">González </text:span><text:span text:style-name="T3">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D35083032A5F5266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2</text:span><text:span text:style-name="T7">: Circuitos combinacionales de varias salida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7.366cm" svg:height="1.575cm" svg:x="5.842cm" svg:y="19.178cm">
          <draw:text-box>
            <text:p><text:span text:style-name="T8">Madrid, 2018-Julio-15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018D1164D1A66CBC.png" xlink:type="simple" xlink:show="embed" xlink:actuate="onLoad">
            <text:p/>
          </draw:image>
        </draw:frame>
        <draw:frame draw:style-name="gr1" draw:text-style-name="P1" draw:layer="layout" svg:width="4.259cm" svg:height="1.825cm" svg:x="15.652cm" svg:y="5.899cm">
          <draw:image xlink:href="Pictures/10000000000000A100000045EBBA0333419091BD.png" xlink:type="simple" xlink:show="embed" xlink:actuate="onLoad">
            <text:p/>
          </draw:image>
        </draw:frame>
        <draw:frame draw:style-name="gr7" draw:text-style-name="P11" draw:layer="layout" svg:width="11.432cm" svg:height="11.684cm" svg:x="15.748cm" svg:y="5.334cm">
          <draw:image xlink:href="Pictures/10000000000002A7000002B6DF18DC082036D2EF.png" xlink:type="simple" xlink:show="embed" xlink:actuate="onLoad">
            <text:p/>
          </draw:image>
        </draw:frame>
        <draw:frame draw:style-name="gr7" draw:text-style-name="P11" draw:layer="layout" svg:width="14.224cm" svg:height="5.336cm" svg:x="1.016cm" svg:y="5.334cm">
          <draw:image xlink:href="Pictures/100000000000024D000000DDE2730B3A77BC7034.png" xlink:type="simple" xlink:show="embed" xlink:actuate="onLoad">
            <text:p/>
          </draw:image>
        </draw:frame>
        <draw:frame draw:style-name="gr7" draw:text-style-name="P11" draw:layer="layout" svg:width="6.291cm" svg:height="2.169cm" svg:x="0.821cm" svg:y="11.43cm">
          <draw:image xlink:href="Pictures/1000000000000179000000820D5FE0B53D324FCF.png" xlink:type="simple" xlink:show="embed" xlink:actuate="onLoad">
            <text:p/>
          </draw:image>
        </draw:frame>
        <draw:frame draw:style-name="gr7" draw:text-style-name="P11" draw:layer="layout" svg:width="5.243cm" svg:height="2.497cm" svg:x="7.965cm" svg:y="11.128cm">
          <draw:image xlink:href="Pictures/100000000000011300000083655E0B751B705E1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7-13T08:12:36.481690510</dc:date>
    <meta:editing-duration>P7DT22H19M41S</meta:editing-duration>
    <meta:editing-cycles>514</meta:editing-cycles>
    <meta:generator>LibreOffice/5.1.6.2$Linux_X86_64 LibreOffice_project/10m0$Build-2</meta:generator>
    <meta:print-date>2017-10-04T10:42:29.653181544</meta:print-date>
    <meta:document-statistic meta:object-count="45"/>
  </office:meta>
</office:document-meta>
</file>